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Score: 5.72/6.67</text:p>
      <text:p text:style-name="P1">1)</text:p>
      <text:p text:style-name="P1">To answer the following questions, please follow the steps outlined in the exercise.</text:p>
      <text:p text:style-name="P1"/>
      <text:p text:style-name="P1">What is the name of the malware’s process?</text:p>
      <text:p text:style-name="P1"/>
      <text:p text:style-name="P1">This_is_not_a_malware.exe</text:p>
      <text:p text:style-name="P1">malware.exe</text:p>
      <text:p text:style-name="P3">sysCheck.exe</text:p>
      <text:p text:style-name="P1">Start Lab!</text:p>
      <text:p text:style-name="P1">Score: 0.95</text:p>
      <text:p text:style-name="P1">2)</text:p>
      <text:p text:style-name="P1">What was the original name of the malware?</text:p>
      <text:p text:style-name="P1"/>
      <text:p text:style-name="P1">sys_Check.exe</text:p>
      <text:p text:style-name="P1">this-is-not-a-malware.exe</text:p>
      <text:p text:style-name="P3">this_is_not_a_malware.exe</text:p>
      <text:p text:style-name="P1">sysCheck.exe</text:p>
      <text:p text:style-name="P1"/>
      <text:p text:style-name="P1">3)</text:p>
      <text:p text:style-name="P1">Which of the following is the name of the registry key commonly edited by malware to achieve persistence on a compromised system?</text:p>
      <text:p text:style-name="P1"/>
      <text:p text:style-name="P1">HKCU\SOFTWARE\Microsoft\Windows\CurrentVersion\Run</text:p>
      <text:p text:style-name="P3">HKLM\SOFTWARE\Microsoft\Windows\CurrentVersion\Run</text:p>
      <text:p text:style-name="P1">HKLM\SOFTWARE\Microsoft\Windows\CurrentVersion\RunOnce</text:p>
      <text:p text:style-name="P1">HKCU\SOFTWARE\Microsoft\Windows\CurrentVersion\RunOnce</text:p>
      <text:p text:style-name="P1">Score: 0.95</text:p>
      <text:p text:style-name="P1">4)</text:p>
      <text:p text:style-name="P1">Which tool is used to look for malware persistence?</text:p>
      <text:p text:style-name="P1"/>
      <text:p text:style-name="P1">TCPView</text:p>
      <text:p text:style-name="P1">PeStudioD</text:p>
      <text:p text:style-name="P3">Autoruns</text:p>
      <text:p text:style-name="P1">Procmon</text:p>
      <text:p text:style-name="P1">Score: 0.95</text:p>
      <text:p text:style-name="P1">5)</text:p>
      <text:p text:style-name="P1">What is the full path of the malware file?</text:p>
      <text:p text:style-name="P1"/>
      <text:p text:style-name="P1">C:\Program Files\Windows\SysCheck</text:p>
      <text:p text:style-name="P1">C:\Program Files\Windows\SysCheck.exe</text:p>
      <text:p text:style-name="P3">C:\Program Files\Windows System Check\SysCheck.exe</text:p>
      <text:p text:style-name="P1">C:\Program Files (x86)\Windows\SysCheck.exe</text:p>
      <text:p text:style-name="P1">Score: 0.95</text:p>
      <text:p text:style-name="P1">6)</text:p>
      <text:p text:style-name="P1">The malware opened a port to allow access to the device.</text:p>
      <text:p text:style-name="P1"/>
      <text:p text:style-name="P1">False</text:p>
      <text:p text:style-name="P3">True</text:p>
      <text:p text:style-name="P1">Score: 0.96</text:p>
      <text:p text:style-name="P1">7)</text:p>
      <text:p text:style-name="P1">On which port?</text:p>
      <text:p text:style-name="P1"/>
      <text:p text:style-name="P1">3333</text:p>
      <text:p text:style-name="P1">1339</text:p>
      <text:p text:style-name="P3">1337</text:p>
      <text:p text:style-name="P1"><text:soft-page-break/>4000</text:p>
      <text:p text:style-name="P1">Score: 0.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282cm" fo:margin-left="1.058cm" fo:margin-right="1.2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4$Win32 OpenOffice.org_project/4114m1$Build-9811</meta:generator>
    <dc:date>2024-01-10T18:43:15.09</dc:date>
    <dc:creator>kaos sevdalisi</dc:creator>
    <meta:document-statistic meta:table-count="0" meta:image-count="0" meta:object-count="0" meta:page-count="2" meta:paragraph-count="48" meta:word-count="139" meta:character-count="1122"/>
    <meta:user-defined meta:name="Info 1"/>
    <meta:user-defined meta:name="Info 2"/>
    <meta:user-defined meta:name="Info 3"/>
    <meta:user-defined meta:name="Info 4"/>
  </office:meta>
</office:document-meta>
</file>